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The Problem with Mobile Phones</text:h>
      <text:p text:style-name="First_20_paragraph">Mobile phones are basically insecure:</text:p>
      <text:list text:style-name="L1">
        <text:list-item>
          <text:p text:style-name="P1">Information sent from a mobile phone is vulnerable</text:p>
        </text:list-item>
        <text:list-item>
          <text:p text:style-name="P1">Information stored on a mobile phone is vulnerable</text:p>
        </text:list-item>
        <text:list-item>
          <text:p text:style-name="P1">Mobile phones give out information about their location</text:p>
        </text:list-item>
        <text:list-item>
          <text:p text:style-name="P1">Mobile phones can be used to eavesdrop</text:p>
        </text:list-item>
      </text:list>
      <text:p text:style-name="First_20_paragraph">Not only can the company that runs your mobile phone network intercept your calls and text messages (if unencrypted), and monitor your location ? many companies also choose, or are required, to share this information with governments if asked.</text:p>
      <text:p text:style-name="Text_20_body">Here, we'll describe some of vulnerabilities you need to be aware of when using mobile phones of any type, and recommend ways you can stay a bit saf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